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169bd2" officeooo:paragraph-rsid="00169bd2"/>
    </style:style>
    <style:style style:name="P2" style:family="paragraph" style:parent-style-name="Text_20_body">
      <style:text-properties officeooo:rsid="00169bd2" officeooo:paragraph-rsid="00169bd2"/>
    </style:style>
    <style:style style:name="P3" style:family="paragraph" style:parent-style-name="Title">
      <style:text-properties officeooo:rsid="00169bd2" officeooo:paragraph-rsid="00169bd2"/>
    </style:style>
    <style:style style:name="P4" style:family="paragraph" style:parent-style-name="Text_20_body">
      <style:text-properties officeooo:rsid="001b6a86" officeooo:paragraph-rsid="001b6a86"/>
    </style:style>
    <style:style style:name="P5" style:family="paragraph" style:parent-style-name="Text_20_body">
      <style:text-properties officeooo:rsid="001f1afb" officeooo:paragraph-rsid="001f1afb"/>
    </style:style>
    <style:style style:name="P6" style:family="paragraph" style:parent-style-name="Text_20_body">
      <style:text-properties officeooo:rsid="0025b354" officeooo:paragraph-rsid="0025b354"/>
    </style:style>
    <style:style style:name="P7" style:family="paragraph" style:parent-style-name="Text_20_body">
      <style:text-properties officeooo:rsid="00291f0c" officeooo:paragraph-rsid="00291f0c"/>
    </style:style>
    <style:style style:name="P8" style:family="paragraph" style:parent-style-name="Text_20_body">
      <style:text-properties officeooo:rsid="00169bd2" officeooo:paragraph-rsid="0030a2e9"/>
    </style:style>
    <style:style style:name="P9" style:family="paragraph" style:parent-style-name="Text_20_body">
      <style:text-properties officeooo:rsid="00169bd2" officeooo:paragraph-rsid="003192e0"/>
    </style:style>
    <style:style style:name="P10" style:family="paragraph" style:parent-style-name="Text_20_body">
      <style:text-properties officeooo:rsid="00169bd2" officeooo:paragraph-rsid="00169bd2"/>
    </style:style>
    <style:style style:name="P11" style:family="paragraph" style:parent-style-name="Text_20_body">
      <style:text-properties officeooo:rsid="0036b077" officeooo:paragraph-rsid="0036b077"/>
    </style:style>
    <style:style style:name="P12" style:family="paragraph" style:parent-style-name="Text_20_body">
      <style:text-properties officeooo:rsid="0039019d" officeooo:paragraph-rsid="0039019d"/>
    </style:style>
    <style:style style:name="T1" style:family="text">
      <style:text-properties fo:language="fr" fo:country="FR"/>
    </style:style>
    <style:style style:name="T2" style:family="text">
      <style:text-properties officeooo:rsid="00171740"/>
    </style:style>
    <style:style style:name="T3" style:family="text">
      <style:text-properties officeooo:rsid="001d741b"/>
    </style:style>
    <style:style style:name="T4" style:family="text">
      <style:text-properties officeooo:rsid="0025edf2"/>
    </style:style>
    <style:style style:name="T5" style:family="text">
      <style:text-properties officeooo:rsid="0029a9b9"/>
    </style:style>
    <style:style style:name="T6" style:family="text">
      <style:text-properties officeooo:rsid="002c7a87"/>
    </style:style>
    <style:style style:name="T7" style:family="text">
      <style:text-properties officeooo:rsid="003192e0"/>
    </style:style>
    <style:style style:name="T8" style:family="text">
      <style:text-properties officeooo:rsid="0031d624"/>
    </style:style>
    <style:style style:name="T9" style:family="text">
      <style:text-properties officeooo:rsid="0034635e"/>
    </style:style>
    <style:style style:name="T10" style:family="text">
      <style:text-properties officeooo:rsid="003464e1"/>
    </style:style>
    <style:style style:name="T11" style:family="text">
      <style:text-properties officeooo:rsid="003674d5"/>
    </style:style>
    <style:style style:name="T12" style:family="text">
      <style:text-properties officeooo:rsid="003812f2"/>
    </style:style>
    <style:style style:name="T13" style:family="text">
      <style:text-properties officeooo:rsid="003ad177"/>
    </style:style>
    <style:style style:name="T14" style:family="text">
      <style:text-properties officeooo:rsid="003cc512"/>
    </style:style>
    <style:style style:name="T15" style:family="text">
      <style:text-properties officeooo:rsid="003d18b4"/>
    </style:style>
    <style:style style:name="T16" style:family="text">
      <style:text-properties officeooo:rsid="003f17dd"/>
    </style:style>
    <style:style style:name="T17" style:family="text">
      <style:text-properties officeooo:rsid="0040a32e"/>
    </style:style>
    <style:style style:name="T18" style:family="text">
      <style:text-properties officeooo:rsid="004213eb"/>
    </style:style>
    <style:style style:name="T19" style:family="text">
      <style:text-properties officeooo:rsid="00426b96"/>
    </style:style>
    <style:style style:name="T20" style:family="text">
      <style:text-properties officeooo:rsid="00433185"/>
    </style:style>
    <style:style style:name="T21" style:family="text">
      <style:text-properties officeooo:rsid="0045ba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unnel</text:p>
      <text:p text:style-name="P1">Viaggio di <text:span text:style-name="T1">Françoise</text:span></text:p>
      <text:p text:style-name="P2">5 maggio 1994- <text:s/>Coquelles. <text:s/></text:p>
      <text:p text:style-name="P8">“Domani è un grande giorno”. Di<text:span text:style-name="T7">co . <text:s/></text:span></text:p>
      <text:p text:style-name="P8"><text:span text:style-name="T2">Sono</text:span> Francoise Roland, <text:span text:style-name="T7">ho 26 anni e faccio il macchinista, negli ultimi mesi ho lavorato sull ‘ Express XXIII, il treno che farà la traversata del tunnel della Manica, che è stato ultimato nei giorni precedenti.</text:span><text:line-break/><text:span text:style-name="T7">Domani infatti ci sarà il primo viaggio di prova, per il mio treno , e sarò io a dirigerlo.</text:span></text:p>
      <text:p text:style-name="P9"><text:s/>La partenza <text:span text:style-name="T7">è </text:span><text:s/>prevista per le ore 8.00 da Coquelles , vicino a Calais, <text:span text:style-name="T7">il Paese in cui risiedo. </text:span></text:p>
      <text:p text:style-name="P9"><text:span text:style-name="T7">Ho </text:span>da sempre avuto la passione per il viaggio, e per i treni, <text:span text:style-name="T8">il mio lavoro dei sogni è sempre stato quello del macchinista, professione che avevo svolto in precedenza come assistente, ma nell’ <text:s/>Express XXIII , </text:span><text:s/><text:span text:style-name="T8">sarò io diretamente a farlo.</text:span><text:line-break/><text:span text:style-name="T8">Non trovo le parole per descrivere ciò che provo in questo momento </text:span>, il Tunnel della Manica <text:span text:style-name="T8">è</text:span> un capolavoro, opera di grandi ingegneri, scienziati, architetti, ed <text:span text:style-name="T9">è</text:span> un tunnel che <text:span text:style-name="T9">unisce </text:span><text:s/>due grandi Paesi, la Francia <text:span text:style-name="T10">e l’ Inghilterra.</text:span></text:p>
      <text:p text:style-name="P2"><text:s/><text:span text:style-name="T11">Mancano poche ore alla partenza, e sto svolgendo l’ attività serale che faccio sempre nell’ ultimo periodo, studiare la storia dei treni, e delle popolazioni che ci sono <text:s/>da <text:s/>una <text:s/>e l’ altra parte del tunnel, per avere grandi storie da raccontare ai futuri viaggiatori del treno . Ma domani non ci saranno storie da raccontare, non ci saranno persone a cui raccontarla, ma solo colleghi con i quali sperimenteremo per la prima volta questo incredibile viaggio . </text:span></text:p>
      <text:p text:style-name="P11">A dir la verità una delle sensazioni che provo, era la paura , mi stavo cagando sotto. <text:s/><text:span text:style-name="T12">Ho paura che qualcosa vada storto, di non arrivare a destinazione , però io e i miei colleghi siamo consapevoli del <text:s/>grande lavoro fatto per arrivare fin qui, so quanto sia grande l’ opera dell’ Eurotunnel e del Express XXII , quindi in realtà a pensarci, ho meno paura.</text:span></text:p>
      <text:p text:style-name="P12">La sera prima di andare a letto, misi la sveglia per le ore 5 , in modo da presentarmi sul luogo di lavoro due ore prima <text:s/>della partenza del treno.</text:p>
      <text:p text:style-name="P4"><text:span text:style-name="T13">Sono</text:span> pronto, alle <text:span text:style-name="T13">sei</text:span> mi presento alla stazione, l’ adre<text:span text:style-name="T13">na</text:span>lina era parecchia , e <text:span text:style-name="T14">anche la </text:span><text:s/>tensione delle persone attorno a me.</text:p>
      <text:p text:style-name="P4">Alle 8 in punto <text:span text:style-name="T14">sono </text:span>partito. <text:s/><text:span text:style-name="T3">Dopo </text:span><text:span text:style-name="T15">cinque</text:span><text:span text:style-name="T3"> minuti </text:span><text:span text:style-name="T15">sono</text:span><text:span text:style-name="T3"> dentro il tunnel, il viaggio </text:span><text:span text:style-name="T15">durerà mezz’ oretta</text:span><text:span text:style-name="T3">, </text:span><text:span text:style-name="T16">ma non so cosa mi troverò dall’ altra parte del tunnel. In </text:span><text:span text:style-name="T3"><text:s/>Inghilterra non ci </text:span><text:span text:style-name="T16">son</text:span><text:span text:style-name="T3"> mai stato, </text:span><text:span text:style-name="T17">ovvio, so </text:span><text:span text:style-name="T3"><text:s/>che gli Inglesi </text:span><text:span text:style-name="T18">sono</text:span><text:span text:style-name="T3"> Europei come noi, che là </text:span><text:span text:style-name="T19">piove</text:span><text:span text:style-name="T3"> spesso, più che a casa mia. </text:span><text:span text:style-name="T20">Ma il mio viaggio sarà di solo andata, poi appena arrivati all’ altra “riva” , faremo un ‘ inversione e torneremo indietro , torneremo nella mia Calais.</text:span></text:p>
      <text:p text:style-name="P5">Uscii dal tunnel e sembrava tutto strano . <text:tab/></text:p>
      <text:p text:style-name="P6">C’ erano Montagne alte, cosa che la geografia <text:span text:style-name="T21">sull‘ Inghilterra </text:span>non mi aveva insegnato. Dove saremmo dovuti arrivare c’ era il mare, non queste Montagne , era incredibile. Sembrava avessi viaggiato in un altro universo, <text:span text:style-name="T4">o forse non sembrava, forse lo avevo fatto davvero. </text:span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8T08:45:27.828000000</dc:date>
    <meta:editing-duration>PT1H34M59S</meta:editing-duration>
    <meta:editing-cycles>37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14" meta:word-count="500" meta:character-count="2819" meta:non-whitespace-character-count="2307"/>
  </office:meta>
</office:document-meta>
</file>